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My Recent Works</text:span></text:p>
            <text:p/>
            <text:p text:style-name="P1"/>
            <text:p text:style-name="P1"/>
            <text:p text:style-name="P1">kantou-emacs #2 2015/APR/4</text:p>
            <text:p text:style-name="P1">Syohei YOSH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-gutter.el</text:p>
              </text:list-item>
              <text:list-item>
                <text:p>helm-ag</text:p>
              </text:list-item>
              <text:list-item>
                <text:p>anzu.el</text:p>
              </text:list-item>
              <text:list-item>
                <text:p>php-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2">git-gutter.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概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ve updateの対応</text:p>
              </text:list-item>
              <text:list-item>
                <text:p>git以外の VCSのサポー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update対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今までは保存, revertなどのタイミングでのみ,差分情報を更新</text:p>
                <text:list>
                  <text:list-item>
                    <text:p>保存等をしないと, 差分情報と現在のバッファの間に差分が生じる</text:p>
                  </text:list-item>
                </text:list>
              </text:list-item>
              <text:list-item>
                <text:p>デフォルト無効(試験的に実装したため)</text:p>
                <text:list>
                  <text:list-item>
                    <text:p>git-gutter:update-interval <text:s/>&gt; 0 で有効(単位: 秒)</text:p>
                  </text:list-item>
                  <text:list-item>
                    <text:p>無駄な更新はなるべくしないように実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it以外のVCS対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サポート</text:p>
                <text:list>
                  <text:list-item>
                    <text:p>Git</text:p>
                  </text:list-item>
                  <text:list-item>
                    <text:p>Mercurial</text:p>
                  </text:list-item>
                  <text:list-item>
                    <text:p>Subversion</text:p>
                  </text:list-item>
                  <text:list-item>
                    <text:p>Bazzar</text:p>
                  </text:list-item>
                </text:list>
              </text:list-item>
              <text:list-item>
                <text:p>デフォルトでは Gitのみ</text:p>
                <text:list>
                  <text:list-item>
                    <text:p>git-gutter:handled-backends 変数で変更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2">helm-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概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編集対応</text:p>
              </text:list-item>
              <text:list-item>
                <text:p>the_platinum_searcherのサポート</text:p>
              </text:list-item>
              <text:list-item>
                <text:p>project rootからの検索</text:p>
              </text:list-item>
              <text:list-item>
                <text:p>親ディレクトリからの検索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編集対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検索してマッチした行を編集</text:p>
                <text:list>
                  <text:list-item>
                    <text:p>2年前ほどあった要求にやっと対応</text:p>
                  </text:list-item>
                </text:list>
              </text:list-item>
              <text:list-item>
                <text:p>helm-swoopを参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_platium_searcher対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_platium_searcher側に問題があったためPR</text:p>
              </text:list-item>
              <text:list-item>
                <text:p>NOTE </text:p>
                <text:list>
                  <text:list-item>
                    <text:p>コマンド体系が類似しているものは使える</text:p>
                    <text:list>
                      <text:list-header>
                        <text:p>例 ack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 rootからの検索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以下のコマンドを追加</text:p>
                <text:list>
                  <text:list-item>
                    <text:p>M-x helm-ag-project-root</text:p>
                  </text:list-item>
                  <text:list-item>
                    <text:p>M-x helm-do-ag-project-r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親ディレクトリからの検索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もう一段上のディレクトリから検索したかった, ということがよくある</text:p>
              </text:list-item>
              <text:list-item>
                <text:p>検索結果画面で C-l(Control + small 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2">anzu.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概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macs 25風 historyのサポート</text:p>
              </text:list-item>
              <text:list-item>
                <text:p>置換コマンドのグルーピングハイライト</text:p>
              </text:list-item>
              <text:list-item>
                <text:p>evil-anzuのリリー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macs 25風 historyのサポー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置換する際の from, toを同時に表示, 編集</text:p>
              </text:list-item>
              <text:list-item>
                <text:p>Emacs 24でも利用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グルーピングハイライ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正規表現置換における, グルーピングを別 faceを使ってハイライト</text:p>
              </text:list-item>
              <text:list-item>
                <text:p>visual-regexp.elに実装されている機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vil-anz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ilの各種検索コマンドで anzuを使う</text:p>
                <text:list>
                  <text:list-item>
                    <text:p>/, ?, *, n, N等で有効</text:p>
                  </text:list-item>
                  <text:list-item>
                    <text:p>ロードするだけで利用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hp-m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メンテナになった</text:p>
                <text:list>
                  <text:list-item>
                    <text:p>PHPを書いたことないけど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問題, 提案等ありましたら,</text:p>
            <text:p>各リポジトリの issuesか @syohexまで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hei </meta:initial-creator>
    <meta:creation-date>2015-04-04T10:32:17.265390637</meta:creation-date>
    <dc:date>2015-04-04T11:29:28.749363386</dc:date>
    <dc:creator>syohei </dc:creator>
    <meta:editing-duration>PT56M37S</meta:editing-duration>
    <meta:editing-cycles>73</meta:editing-cycles>
    <meta:generator>LibreOffice/4.3.3.2$Linux_X86_64 LibreOffice_project/430m0$Build-2</meta:generator>
    <meta:document-statistic meta:object-count="92"/>
  </office:meta>
</office:document-meta>
</file>